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8f8ff">
        <style:background-image/>
      </style:paragraph-properties>
      <style:text-properties fo:color="#000000" style:font-name="DejaVu Sans Mono" fo:font-size="9.10000038146973pt"/>
    </style:style>
    <style:style style:name="P2" style:family="paragraph" style:parent-style-name="Preformatted_20_Text">
      <style:paragraph-properties fo:background-color="#f8f8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8f8ff">
        <style:background-image/>
      </style:paragraph-properties>
      <style:text-properties fo:color="#000000" style:font-name="DejaVu Sans Mono" fo:font-size="9.10000038146973pt"/>
    </style:style>
    <style:style style:name="P4" style:family="paragraph" style:parent-style-name="Preformatted_20_Text" style:master-page-name="Landscape">
      <style:paragraph-properties style:page-number="auto" fo:background-color="#f8f8ff">
        <style:background-image/>
      </style:paragraph-properties>
      <style:text-properties fo:color="#000000" style:font-name="DejaVu Sans Mono" fo:font-size="9.10000038146973pt"/>
    </style:style>
    <style:style style:name="T1" style:family="text">
      <style:text-properties style:font-name="DejaVu Sans Mono" fo:font-size="9.1000003814697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Terminals without a topology do not get affected. Processing does not descend either, so a relative clause in an NP is left untouched when there is no topology for NPs. Currently there are no topologies for PINF, CP, DP, AP and ADVP.</text:p>
      <text:p text:style-name="P3">// Tags should be ignored for wh-constituents, and a different one might be useful for relative pronouns</text:p>
      <text:p text:style-name="P3">ON S: F1: cmp: S <text:s/>REQUIRED SHARE F1, E2 TAG S_F1_Cmp_S; // This rule blocks objects in the complement's F1 and moves deeper complements to the back</text:p>
      <text:p text:style-name="P3">ON S: M5: cmp: S[status=Infin|status=PastP] <text:s/>REQUIRED SHARE F1, M2b, M2c, M4a, M4b, M4c, E1, E2 TAG S_M5_Cmp_Sinfin;</text:p>
      <text:p text:style-name="P3">ON S: M5: cmp: S[status=PInfin] <text:s/>REQUIRED SHARE F1 TAG S_M5_Cmp_Spinfin;</text:p>
      <text:p text:style-name="P3">ON S: E1: cmp: S[status=Infin|status=PastP] REQUIRED SHARE F1, M2b, M2c, M4a, M4b, M4c, E1, E2 TAG S_E1_Cmp_Sinfin;</text:p>
      <text:p text:style-name="P3">ON S: E2: cmp: S REQUIRED SHARE F1 TAG S_E2_Cmp_S;</text:p>
      <text:p text:style-name="P3">ERROR TAG modf0 "Modifier before F1";</text:p>
      <text:p text:style-name="P3">ERROR TOPOLOGY subv2 "Subordinate clause with verb in second position";</text:p>
      <text:p text:style-name="P3"/>
      <text:p text:style-name="P3"/>
      <text:p text:style-name="P3">TOPOLOGY S[(status=Fin|status=Infin/Fin/PInfin),mood!=imperative] // Main order: SVO, OVS, VSO</text:p>
      <text:p text:style-name="P2"><text:s/><text:span text:style-name="T1">TAG main;</text:span></text:p>
      <text:p text:style-name="P2"><text:s/><text:span text:style-name="T1">F0 <text:s/>: mod: PP OR ADVP IF subj: /.*/ IN F1 OR dobj: /.*/ IN F1 OR iobj: /.*/ IN F1 OR cmp: /.*/ IN F1 TAG modf0;</text:span></text:p>
      <text:p text:style-name="P2"><text:s/><text:span text:style-name="T1">F1 <text:s/>: subj: NP AND NOT (NP (hd rel.pro)), dobj: NP AND NOT (NP (hd rel.pro)) TAG focusdobj, iobj: NP AND NOT (NP (hd rel.pro)) TAG focusiobj, cmp: S TAG focuscmp, mod: ADVP, mod: PP, prt: PP OR ADVP;</text:span></text:p>
      <text:p text:style-name="P2"><text:s/><text:span text:style-name="T1">M1 !: hd: v;</text:span></text:p>
      <text:p text:style-name="P2"><text:s/><text:span text:style-name="T1">M2a : subj: NP[wh=false|!wh];</text:span></text:p>
      <text:p text:style-name="P2"><text:s/><text:span text:style-name="T1">M2b : dobj: (NP[wh=false|!wh] (hd &lt;dem.pro OR pers.pro&gt;));</text:span></text:p>
      <text:p text:style-name="P2"><text:s/><text:span text:style-name="T1">M2c : iobj: (NP[wh=false|!wh] (hd &lt;dem.pro OR pers.pro&gt;));</text:span></text:p>
      <text:p text:style-name="P2"><text:s/><text:span text:style-name="T1">M4a : iobj: NP[wh=false|!wh] AND NOT (NP (hd &lt;rel.pro OR dem.pro OR pers.pro&gt;));</text:span></text:p>
      <text:p text:style-name="P2"><text:s/><text:span text:style-name="T1">M4b : dobj: NP[wh=false|!wh] AND NOT (NP (hd &lt;rel.pro OR dem.pro OR pers.pro&gt;)), Pred: NP, Pred: AP;</text:span></text:p>
      <text:p text:style-name="P2"><text:s/><text:span text:style-name="T1">M4c*: iobj: PP, mod: ADVP[!wh|wh=false], mod: PP[!wh|wh=false];</text:span></text:p>
      <text:p text:style-name="P2"><text:s/><text:span text:style-name="T1">M5 <text:s/>: cmp: S[status=Infin|status=PastP];</text:span></text:p>
      <text:p text:style-name="P2"><text:s/><text:span text:style-name="T1">M6a : prt: PP OR ADVP;</text:span></text:p>
      <text:p text:style-name="P2"><text:s/><text:span text:style-name="T1">E2 <text:s/>: mod: S[status=Fin|status=Infin/Fin/PInfin], cmp: S[status=Fin|status=PInfin|status=Infin/Fin/PInfin]</text:span></text:p>
      <text:p text:style-name="P3">END</text:p>
      <text:p text:style-name="P3"/>
      <text:p text:style-name="P3"/>
      <text:p text:style-name="P3">TOPOLOGY S[(status=Fin|status=Infin/Fin/PInfin),mood=imperative] // Main order: VO</text:p>
      <text:p text:style-name="P2"><text:s/><text:span text:style-name="T1">TAG imperative;</text:span></text:p>
      <text:p text:style-name="P2"><text:s/><text:span text:style-name="T1">M1 !: hd: v;</text:span></text:p>
      <text:p text:style-name="P2"><text:s/><text:span text:style-name="T1">M2b : dobj: (NP[wh=false|!wh] (hd &lt;dem.pro OR pers.pro&gt;));</text:span></text:p>
      <text:p text:style-name="P2"><text:s/><text:span text:style-name="T1">M2c : iobj: (NP[wh=false|!wh] (hd &lt;dem.pro OR pers.pro&gt;));</text:span></text:p>
      <text:p text:style-name="P2"><text:s/><text:span text:style-name="T1">M4a : iobj: NP[wh=false|!wh] AND NOT (NP (hd &lt;rel.pro OR dem.pro OR pers.pro&gt;));</text:span></text:p>
      <text:p text:style-name="P2"><text:s/><text:span text:style-name="T1">M4b : dobj: NP[wh=false|!wh] AND NOT (NP (hd &lt;rel.pro OR dem.pro OR pers.pro&gt;)), Pred: NP, Pred: AP;</text:span></text:p>
      <text:p text:style-name="P2"><text:s/><text:span text:style-name="T1">M4c*: iobj: PP, mod: ADVP[wh=false], mod: PP[wh=false];</text:span></text:p>
      <text:p text:style-name="P2"><text:s/><text:span text:style-name="T1">M5 <text:s/>: cmp: S[status=Infin|status=PastP];</text:span></text:p>
      <text:p text:style-name="P2"><text:s/><text:span text:style-name="T1">M6a : prt: PP OR ADVP;</text:span></text:p>
      <text:p text:style-name="P2"><text:s/><text:span text:style-name="T1">E2 <text:s/>: mod: S[status=Fin|status=Infin/Fin/PInfin], cmp: S[status=Fin|status=PInfin|status=Infin/Fin/PInfin]</text:span></text:p>
      <text:p text:style-name="P3">END</text:p>
      <text:p text:style-name="P3"><text:soft-page-break/>TOPOLOGY S[status=Fin|status=Infin/Fin/PInfin] // Subordinate order: SOV, OSV</text:p>
      <text:p text:style-name="P2"><text:s/><text:span text:style-name="T1">TAG sub;</text:span></text:p>
      <text:p text:style-name="P2"><text:s/><text:span text:style-name="T1">F1 <text:s/>: subj: NP[wh=true], dobj: NP[wh=true], iobj: NP[wh=true];</text:span></text:p>
      <text:p text:style-name="P2"><text:s/><text:span text:style-name="T1">M1 !: cmpr: CP;</text:span></text:p>
      <text:p text:style-name="P2"><text:s/><text:span text:style-name="T1">M2a : subj: NP[wh=false|!wh];</text:span></text:p>
      <text:p text:style-name="P2"><text:s/><text:span text:style-name="T1">M2b : dobj: (NP[wh=false|!wh] (hd &lt;dem.pro OR pers.pro&gt;));</text:span></text:p>
      <text:p text:style-name="P2"><text:s/><text:span text:style-name="T1">M2c : iobj: (NP[wh=false|!wh] (hd &lt;dem.pro OR pers.pro&gt;));</text:span></text:p>
      <text:p text:style-name="P2"><text:s/><text:span text:style-name="T1">M3 <text:s/>: subj: NP[wh=false|!wh] IF dobj: NP IN M2b OR iobj: NP IN M2c;</text:span></text:p>
      <text:p text:style-name="P2"><text:s/><text:span text:style-name="T1">M4a : iobj: NP[wh=false|!wh] AND NOT (NP (hd &lt;rel.pro OR dem.pro OR pers.pro&gt;));</text:span></text:p>
      <text:p text:style-name="P2"><text:s/><text:span text:style-name="T1">M4b : dobj: NP[wh=false|!wh] AND NOT (NP (hd &lt;rel.pro OR dem.pro OR pers.pro&gt;)), Pred: NP, Pred: AP;</text:span></text:p>
      <text:p text:style-name="P2"><text:s/><text:span text:style-name="T1">M4c*: iobj: PP, mod: ADVP, mod: PP;</text:span></text:p>
      <text:p text:style-name="P2"><text:s/><text:span text:style-name="T1">M5 <text:s/>: cmp: S[status=Infin|status=PastP];</text:span></text:p>
      <text:p text:style-name="P2"><text:s/><text:span text:style-name="T1">M6a : prt: PP OR ADVP;</text:span></text:p>
      <text:p text:style-name="P2"><text:s/><text:span text:style-name="T1">M6b!: hd: v;</text:span></text:p>
      <text:p text:style-name="P2"><text:s/><text:span text:style-name="T1">E1 <text:s/>: cmp: (S[status=Infin|status=PastP] * (cmp S) *);</text:span></text:p>
      <text:p text:style-name="P2"><text:s/><text:span text:style-name="T1">E2 <text:s/>: mod: S[status=Fin|status=Infin/Fin/PInfin], cmp: S[status=Fin|status=PInfin|status=Infin/Fin/PInfin]</text:span></text:p>
      <text:p text:style-name="P3">END</text:p>
      <text:p text:style-name="P3"/>
      <text:p text:style-name="P3"/>
      <text:p text:style-name="P3">TOPOLOGY S[status=Fin|status=Infin/Fin/PInfin] // Subordinate order: SOV, OSV</text:p>
      <text:p text:style-name="P2"><text:s/><text:span text:style-name="T1">TAG subv2;</text:span></text:p>
      <text:p text:style-name="P2"><text:s/><text:span text:style-name="T1">F1 <text:s/>: subj: NP[wh=true], dobj: NP[wh=true], iobj: NP[wh=true];</text:span></text:p>
      <text:p text:style-name="P2"><text:s/><text:span text:style-name="T1">M1 !: cmpr: CP;</text:span></text:p>
      <text:p text:style-name="P2"><text:s/><text:span text:style-name="T1">M1a!: subj: NP, dobj: NP, iobj: NP, cmp: S, mod: ADVP, mod: PP;</text:span></text:p>
      <text:p text:style-name="P2"><text:s/><text:span text:style-name="T1">M1b!: hd: v;</text:span></text:p>
      <text:p text:style-name="P2"><text:s/><text:span text:style-name="T1">M2a : subj: NP[wh=false|!wh];</text:span></text:p>
      <text:p text:style-name="P2"><text:s/><text:span text:style-name="T1">M2b : dobj: (NP[wh=false|!wh] (hd &lt;dem.pro OR pers.pro&gt;));</text:span></text:p>
      <text:p text:style-name="P2"><text:s/><text:span text:style-name="T1">M2c : iobj: (NP[wh=false|!wh] (hd &lt;dem.pro OR pers.pro&gt;));</text:span></text:p>
      <text:p text:style-name="P2"><text:s/><text:span text:style-name="T1">M4a : iobj: NP[wh=false|!wh] AND NOT (NP (hd &lt;rel.pro OR dem.pro OR pers.pro&gt;));</text:span></text:p>
      <text:p text:style-name="P2"><text:s/><text:span text:style-name="T1">M4b : dobj: NP[wh=false|!wh] AND NOT (NP (hd &lt;rel.pro OR dem.pro OR pers.pro&gt;)), Pred: NP, Pred: AP;</text:span></text:p>
      <text:p text:style-name="P2"><text:s/><text:span text:style-name="T1">M4c*: iobj: PP, mod: ADVP[!wh|wh=false], mod: PP[!wh|wh=false];</text:span></text:p>
      <text:p text:style-name="P2"><text:s/><text:span text:style-name="T1">M5 <text:s/>: cmp: S[status=Infin|status=PastP];</text:span></text:p>
      <text:p text:style-name="P2"><text:s/><text:span text:style-name="T1">M6a : prt: PP OR ADVP;</text:span></text:p>
      <text:p text:style-name="P2"><text:s/><text:span text:style-name="T1">E2 <text:s/>: mod: S[status=Fin|status=Infin/Fin/PInfin], cmp: S[status=Fin|status=PInfin|status=Infin/Fin/PInfin]</text:span></text:p>
      <text:p text:style-name="P3">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OPOLOGY S[status=Fin|status=Infin/Fin/PInfin] // Subordinate order: SOV, OSV</text:p>
      <text:p text:style-name="P2"><text:s/><text:span text:style-name="T1">TAG subrel;</text:span></text:p>
      <text:p text:style-name="P2"><text:s/><text:span text:style-name="T1">F1 <text:s/>!: subj: (NP (hd rel.pro)), dobj: (NP (hd rel.pro)) TAG dobjrel, iobj: (NP (hd rel.pro)) TAG iobjrel;</text:span></text:p>
      <text:p text:style-name="P2"><text:s/><text:span text:style-name="T1">M2a : subj: NP[wh=false|!wh];</text:span></text:p>
      <text:p text:style-name="P2"><text:s/><text:span text:style-name="T1">M2b : dobj: (NP[wh=false|!wh] (hd &lt;dem.pro OR pers.pro&gt;));</text:span></text:p>
      <text:p text:style-name="P2"><text:s/><text:span text:style-name="T1">M2c : iobj: (NP[wh=false|!wh] (hd &lt;dem.pro OR pers.pro&gt;));</text:span></text:p>
      <text:p text:style-name="P2"><text:s/><text:span text:style-name="T1">M3 <text:s/>: subj: NP[wh=false|!wh] IF dobj: NP IN M2b OR iobj: NP IN M2c;</text:span></text:p>
      <text:p text:style-name="P2"><text:s/><text:span text:style-name="T1">M4a : iobj: NP[wh=false|!wh] AND NOT (NP (hd &lt;rel.pro OR dem.pro OR pers.pro&gt;));</text:span></text:p>
      <text:p text:style-name="P2"><text:s/><text:span text:style-name="T1">M4b : dobj: NP[wh=false|!wh] AND NOT (NP (hd &lt;rel.pro OR dem.pro OR pers.pro&gt;)), Pred: NP, Pred: AP;</text:span></text:p>
      <text:p text:style-name="P2"><text:s/><text:span text:style-name="T1">M4c*: iobj: PP, mod: ADVP, mod: PP;</text:span></text:p>
      <text:p text:style-name="P2"><text:s/><text:span text:style-name="T1">M5 <text:s/>: cmp: S[status=Infin|status=PastP];</text:span></text:p>
      <text:p text:style-name="P2"><text:s/><text:span text:style-name="T1">M6a : prt: PP OR ADVP;</text:span></text:p>
      <text:p text:style-name="P2"><text:s/><text:span text:style-name="T1">M6b!: hd: v;</text:span></text:p>
      <text:p text:style-name="P2"><text:s/><text:span text:style-name="T1">E1 <text:s/>: cmp: (S[status=Infin|status=PastP] * (cmp S) *);</text:span></text:p>
      <text:p text:style-name="P2"><text:s/><text:span text:style-name="T1">E2 <text:s/>: mod: S[status=Fin|status=Infin/Fin/PInfin], cmp: S[status=Fin|status=PInfin|status=Infin/Fin/PInfin]</text:span></text:p>
      <text:p text:style-name="P3">END</text:p>
      <text:p text:style-name="P3"/>
      <text:p text:style-name="P3">TOPOLOGY S[status=PInfin|status=PastP|status=Infin]</text:p>
      <text:p text:style-name="P2"><text:s/><text:span text:style-name="T1">TAG inf;</text:span></text:p>
      <text:p text:style-name="P2"><text:s/><text:span text:style-name="T1">F1 <text:s/>: dobj:NP[wh=true], dobj: NP[wh=false|!wh] AND NOT (NP (hd rel.pro)) TAG focusdobj, dobj: (NP (hd rel.pro)) TAG dobjrel, iobj:NP[wh=true], iobj: NP[wh=false|!wh] AND NOT (NP (hd rel.pro)) TAG focusiobj, iobj: (NP (hd rel.pro)) TAG iobjrel, cmp: S TAG focuscmp;</text:span></text:p>
      <text:p text:style-name="P2"><text:s/><text:span text:style-name="T1">M2b : dobj: (NP[wh=false|!wh] (hd &lt;dem.pro OR pers.pro&gt;));</text:span></text:p>
      <text:p text:style-name="P2"><text:s/><text:span text:style-name="T1">M2c : iobj: (NP[wh=false|!wh] (hd &lt;dem.pro OR pers.pro&gt;));</text:span></text:p>
      <text:p text:style-name="P2"><text:s/><text:span text:style-name="T1">M4a : iobj: NP[wh=false|!wh] AND NOT (NP (hd &lt;rel.pro OR dem.pro OR pers.pro&gt;));</text:span></text:p>
      <text:p text:style-name="P2"><text:s/><text:span text:style-name="T1">M4b : dobj: NP[wh=false|!wh] AND NOT (NP (hd &lt;rel.pro OR dem.pro OR pers.pro&gt;)), Pred: NP, Pred: AP;</text:span></text:p>
      <text:p text:style-name="P2"><text:s/><text:span text:style-name="T1">M4c*: iobj: PP, mod: ADVP, mod: PP;</text:span></text:p>
      <text:p text:style-name="P2"><text:s/><text:span text:style-name="T1">M5 <text:s/>: cmp: S[status=Infin|status=PastP];</text:span></text:p>
      <text:p text:style-name="P2"><text:s/><text:span text:style-name="T1">M6b!: hd: v;</text:span></text:p>
      <text:p text:style-name="P2"><text:s/><text:span text:style-name="T1">E2 <text:s/>: mod: S[status=Fin|status=Infin/Fin/PInfin], cmp: S[status=Fin|status=PInfin|status=Infin/Fin/PInfin]</text:span></text:p>
      <text:p text:style-name="P3">END</text:p>
      <text:p text:style-name="P3"/>
      <text:p text:style-name="P3"/>
      <text:p text:style-name="P3">TOPOLOGY NP</text:p>
      <text:p text:style-name="P2"><text:s/><text:span text:style-name="T1">TAG np;</text:span></text:p>
      <text:p text:style-name="P2"><text:s/><text:span text:style-name="T1">NP1 : det: &lt;DP OR NP OR QP&gt;;</text:span></text:p>
      <text:p text:style-name="P2"><text:s/><text:span text:style-name="T1">NP2 : mod: ADJP;</text:span></text:p>
      <text:p text:style-name="P2"><text:s/><text:span text:style-name="T1">NP3!: hd: n, hd: rel.pro, hd: dem.pro, hd: pers.pro;</text:span></text:p>
      <text:p text:style-name="P2"><text:s/><text:span text:style-name="T1">NP4 : mod: PP, mod: S IF mod: S[topo=subrel] IN NP4</text:span></text:p>
      <text:p text:style-name="P3">END</text:p>
      <text:p text:style-name="P3"/>
      <text:p text:style-name="P3"/>
      <text:p text:style-name="P3"/>
      <text:p text:style-name="P3"><text:soft-page-break/>TOPOLOGY PP</text:p>
      <text:p text:style-name="P2"><text:s/><text:span text:style-name="T1">TAG pp;</text:span></text:p>
      <text:p text:style-name="P2"><text:s/><text:span text:style-name="T1">PP1 : hd: prep[location=pre];</text:span></text:p>
      <text:p text:style-name="P2"><text:s/><text:span text:style-name="T1">PP2 : obj: NP OR ADVP;</text:span></text:p>
      <text:p text:style-name="P2"><text:s/><text:span text:style-name="T1">PP3 : hd: prep[location=post]</text:span></text:p>
      <text:p text:style-name="P3">END</text:p>
      <text:p text:style-name="P3"/>
      <text:p text:style-name="P3"/>
      <text:p text:style-name="P3">TOPOLOGY ADJP</text:p>
      <text:p text:style-name="P2"><text:s/><text:span text:style-name="T1">ADJP1 : mod: ADVP;</text:span></text:p>
      <text:p text:style-name="P2"><text:s/><text:span text:style-name="T1">ADJP2!: hd: adj</text:span></text:p>
      <text:p text:style-name="P1">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0:00:56.055086262</meta:creation-date>
    <dc:date>2017-01-06T20:05:04.234279686</dc:date>
    <meta:editing-duration>P0D</meta:editing-duration>
    <meta:editing-cycles>1</meta:editing-cycles>
    <meta:document-statistic meta:table-count="0" meta:image-count="0" meta:object-count="0" meta:page-count="4" meta:paragraph-count="114" meta:word-count="926" meta:character-count="6264" meta:non-whitespace-character-count="5340"/>
    <meta:generator>LibreOffice/4.2.8.2$Linux_X86_64 LibreOffice_project/420m0$Build-2</meta:generator>
  </office:meta>
</office:document-meta>
</file>